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2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3" table:style-name="ce2">
            <text:p>Year</text:p>
          </table:table-cell>
          <table:table-cell office:value-type="string" table:content-validation-name="val13" table:style-name="ce2">
            <text:p>Month</text:p>
          </table:table-cell>
          <table:table-cell office:value-type="string" table:content-validation-name="val13" table:style-name="ce3">
            <text:p>Organisation name</text:p>
          </table:table-cell>
          <table:table-cell office:value-type="string" table:content-validation-name="val13" table:style-name="ce3">
            <text:p>Organisation type</text:p>
          </table:table-cell>
          <table:table-cell office:value-type="string" table:content-validation-name="val13" table:style-name="ce4">
            <office:annotation draw:style-name="a1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3" table:style-name="ce4">
            <text:p>Payroll staff;</text:p>
            <text:p>Total;</text:p>
            <text:p>Headcount</text:p>
          </table:table-cell>
          <table:table-cell office:value-type="string" table:content-validation-name="val13" table:style-name="ce4">
            <text:p>Payroll staff;</text:p>
            <text:p>Total;</text:p>
            <text:p>Full-time equivalent</text:p>
          </table:table-cell>
          <table:table-cell office:value-type="string" table:content-validation-name="val1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1" table:style-name="ce4">
            <text:p>Payroll staff costs;</text:p>
            <text:p>Salary</text:p>
          </table:table-cell>
          <table:table-cell office:value-type="string" table:content-validation-name="val11" table:style-name="ce4">
            <text:p>Payroll staff costs;</text:p>
            <text:p>Allowances</text:p>
          </table:table-cell>
          <table:table-cell office:value-type="string" table:content-validation-name="val11" table:style-name="ce4">
            <text:p>Payroll staff costs;</text:p>
            <text:p>Non-consolidated performance payments</text:p>
          </table:table-cell>
          <table:table-cell office:value-type="string" table:content-validation-name="val11" table:style-name="ce4">
            <text:p>Payroll staff costs;</text:p>
            <text:p>Overtime</text:p>
          </table:table-cell>
          <table:table-cell office:value-type="string" table:content-validation-name="val11" table:style-name="ce4">
            <text:p>Payroll staff costs;</text:p>
            <text:p>Employer pension contributions</text:p>
          </table:table-cell>
          <table:table-cell office:value-type="string" table:content-validation-name="val1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Attorney General's Office</text:p>
          </table:table-cell>
          <table:table-cell office:value-type="string" table:content-validation-name="val12" table:style-name="ce8">
            <text:p>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7" table:content-validation-name="val14" table:style-name="ce27">
            <text:p>7.00</text:p>
          </table:table-cell>
          <table:table-cell office:value-type="float" office:value="7" table:content-validation-name="val8" table:style-name="ce26">
            <text:p>7.00</text:p>
          </table:table-cell>
          <table:table-cell office:value-type="float" office:value="7" table:content-validation-name="val14" table:style-name="ce27">
            <text:p>7.00</text:p>
          </table:table-cell>
          <table:table-cell office:value-type="float" office:value="7" table:content-validation-name="val8" table:style-name="ce26">
            <text:p>7.00</text:p>
          </table:table-cell>
          <table:table-cell office:value-type="float" office:value="13" table:content-validation-name="val14" table:style-name="ce27">
            <text:p>13.00</text:p>
          </table:table-cell>
          <table:table-cell office:value-type="float" office:value="13" table:content-validation-name="val8" table:style-name="ce26">
            <text:p>13.00</text:p>
          </table:table-cell>
          <table:table-cell office:value-type="float" office:value="20" table:content-validation-name="val14" table:style-name="ce27">
            <text:p>20.00</text:p>
          </table:table-cell>
          <table:table-cell office:value-type="float" office:value="18.970833333333331" table:content-validation-name="val8" table:style-name="ce26">
            <text:p>18.97</text:p>
          </table:table-cell>
          <table:table-cell office:value-type="float" office:value="5" table:content-validation-name="val14" table:style-name="ce27">
            <text:p>5.00</text:p>
          </table:table-cell>
          <table:table-cell office:value-type="float" office:value="5" table:content-validation-name="val8" table:style-name="ce26">
            <text:p>5.00</text:p>
          </table:table-cell>
          <table:table-cell office:value-type="float" office:value="0" table:content-validation-name="val14" table:style-name="ce27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52" table:formula="of:=SUM([.F2];[.H2];[.J2];[.L2];[.N2];[.P2])" table:content-validation-name="val13" table:style-name="ce10">
            <text:p>52</text:p>
          </table:table-cell>
          <table:table-cell office:value-type="float" office:value="50.970833333333331" table:formula="of:=SUM([.G2];[.I2];[.K2];[.M2];[.O2];[.Q2])" table:content-validation-name="val13" table:style-name="ce10">
            <text:p>51</text:p>
          </table:table-cell>
          <table:table-cell office:value-type="float" office:value="1" table:content-validation-name="val10" table:style-name="ce28">
            <text:p>1</text:p>
          </table:table-cell>
          <table:table-cell office:value-type="float" office:value="1" table:content-validation-name="val8" table:style-name="ce26">
            <text:p>1.00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3" table:style-name="ce14">
            <text:p>53</text:p>
          </table:table-cell>
          <table:table-cell office:value-type="float" office:value="51.970833333333331" table:formula="of:=[.S2]+[.AA2]" table:content-validation-name="val13" table:style-name="ce14">
            <text:p>52</text:p>
          </table:table-cell>
          <table:table-cell office:value-type="currency" office:value="201380.53" table:content-validation-name="val11" table:style-name="ce15">
            <text:p>£201,380.53</text:p>
          </table:table-cell>
          <table:table-cell office:value-type="currency" office:value="7100.83" table:content-validation-name="val11" table:style-name="ce15">
            <text:p>£7,100.83</text:p>
          </table:table-cell>
          <table:table-cell office:value-type="currency" office:value="-5700" table:content-validation-name="val11" table:style-name="ce15">
            <text:p>-£5,700.00</text:p>
          </table:table-cell>
          <table:table-cell office:value-type="currency" office:value="1152.58" table:content-validation-name="val11" table:style-name="ce15">
            <text:p>£1,152.58</text:p>
          </table:table-cell>
          <table:table-cell office:value-type="currency" office:value="53645.09" table:content-validation-name="val11" table:style-name="ce15">
            <text:p>£53,645.09</text:p>
          </table:table-cell>
          <table:table-cell office:value-type="currency" office:value="23966" table:content-validation-name="val11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1" table:style-name="ce17">
            <text:p>£12,668.31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Government Legal Department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57" table:content-validation-name="val14" table:style-name="ce27">
            <text:p>57.00</text:p>
          </table:table-cell>
          <table:table-cell office:value-type="float" office:value="52.621471471471473" table:content-validation-name="val8" table:style-name="ce26">
            <text:p>52.62</text:p>
          </table:table-cell>
          <table:table-cell office:value-type="float" office:value="341" table:content-validation-name="val14" table:style-name="ce27">
            <text:p>341.00</text:p>
          </table:table-cell>
          <table:table-cell office:value-type="float" office:value="330.94479836979826" table:content-validation-name="val8" table:style-name="ce26">
            <text:p>330.94</text:p>
          </table:table-cell>
          <table:table-cell office:value-type="float" office:value="248" table:content-validation-name="val14" table:style-name="ce27">
            <text:p>248.00</text:p>
          </table:table-cell>
          <table:table-cell office:value-type="float" office:value="240.55322822822822" table:content-validation-name="val8" table:style-name="ce26">
            <text:p>240.55</text:p>
          </table:table-cell>
          <table:table-cell office:value-type="float" office:value="1747" table:content-validation-name="val14" table:style-name="ce27">
            <text:p>1747.00</text:p>
          </table:table-cell>
          <table:table-cell office:value-type="float" office:value="1599.1313610038567" table:content-validation-name="val8" table:style-name="ce26">
            <text:p>1599.13</text:p>
          </table:table-cell>
          <table:table-cell office:value-type="float" office:value="212" table:content-validation-name="val14" table:style-name="ce27">
            <text:p>212.00</text:p>
          </table:table-cell>
          <table:table-cell office:value-type="float" office:value="200.03689939939943" table:content-validation-name="val8" table:style-name="ce26">
            <text:p>200.04</text:p>
          </table:table-cell>
          <table:table-cell office:value-type="float" office:value="0" table:content-validation-name="val14" table:style-name="ce27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2605" table:formula="of:=SUM([.F3];[.H3];[.J3];[.L3];[.N3];[.P3])" table:content-validation-name="val13" table:style-name="ce10">
            <text:p>2,605</text:p>
          </table:table-cell>
          <table:table-cell office:value-type="float" office:value="2423.2877584727539" table:formula="of:=SUM([.G3];[.I3];[.K3];[.M3];[.O3];[.Q3])" table:content-validation-name="val13" table:style-name="ce10">
            <text:p>2,423</text:p>
          </table:table-cell>
          <table:table-cell office:value-type="float" office:value="163" table:content-validation-name="val10" table:style-name="ce28">
            <text:p>163</text:p>
          </table:table-cell>
          <table:table-cell office:value-type="float" office:value="160.46640926640924" table:content-validation-name="val8" table:style-name="ce26">
            <text:p>160.47</text:p>
          </table:table-cell>
          <table:table-cell office:value-type="float" office:value="199" table:content-validation-name="val10" table:style-name="ce28">
            <text:p>199</text:p>
          </table:table-cell>
          <table:table-cell office:value-type="float" office:value="196.77837837837839" table:content-validation-name="val8" table:style-name="ce26">
            <text:p>196.78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3" table:style-name="ce14">
            <text:p>2,967</text:p>
          </table:table-cell>
          <table:table-cell office:value-type="float" office:value="2780.5325461175416" table:formula="of:=[.S3]+[.AA3]" table:content-validation-name="val13" table:style-name="ce14">
            <text:p>2,781</text:p>
          </table:table-cell>
          <table:table-cell office:value-type="currency" office:value="10915694.380000001" table:content-validation-name="val11" table:style-name="ce15">
            <text:p>£10,915,694.38</text:p>
          </table:table-cell>
          <table:table-cell office:value-type="currency" office:value="40252.89" table:content-validation-name="val11" table:style-name="ce15">
            <text:p>£40,252.89</text:p>
          </table:table-cell>
          <table:table-cell office:value-type="currency" office:value="19750" table:content-validation-name="val11" table:style-name="ce15">
            <text:p>£19,750.00</text:p>
          </table:table-cell>
          <table:table-cell office:value-type="currency" office:value="217682.06" table:content-validation-name="val11" table:style-name="ce15">
            <text:p>£217,682.06</text:p>
          </table:table-cell>
          <table:table-cell office:value-type="currency" office:value="2996932.21" table:content-validation-name="val11" table:style-name="ce15">
            <text:p>£2,996,932.21</text:p>
          </table:table-cell>
          <table:table-cell office:value-type="currency" office:value="1381139.26" table:content-validation-name="val11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1" table:style-name="ce17">
            <text:p>£2,648,076.32</text:p>
          </table:table-cell>
          <table:table-cell office:value-type="currency" office:value="133125" table:content-validation-name="val11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Crown Prosecution Service Inspectorate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4" table:content-validation-name="val14" table:style-name="ce27">
            <text:p>4.00</text:p>
          </table:table-cell>
          <table:table-cell office:value-type="float" office:value="4" table:content-validation-name="val8" table:style-name="ce26">
            <text:p>4.00</text:p>
          </table:table-cell>
          <table:table-cell office:value-type="float" office:value="0" table:content-validation-name="val14" table:style-name="ce27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1" table:content-validation-name="val14" table:style-name="ce27">
            <text:p>1.00</text:p>
          </table:table-cell>
          <table:table-cell office:value-type="float" office:value="0.88888888888888895" table:content-validation-name="val8" table:style-name="ce26">
            <text:p>0.89</text:p>
          </table:table-cell>
          <table:table-cell office:value-type="float" office:value="20" table:content-validation-name="val14" table:style-name="ce27">
            <text:p>20.00</text:p>
          </table:table-cell>
          <table:table-cell office:value-type="float" office:value="18.59156906906907" table:content-validation-name="val8" table:style-name="ce26">
            <text:p>18.59</text:p>
          </table:table-cell>
          <table:table-cell office:value-type="float" office:value="3" table:content-validation-name="val14" table:style-name="ce27">
            <text:p>3.00</text:p>
          </table:table-cell>
          <table:table-cell office:value-type="float" office:value="3" table:content-validation-name="val8" table:style-name="ce26">
            <text:p>3.00</text:p>
          </table:table-cell>
          <table:table-cell office:value-type="float" office:value="0" table:content-validation-name="val14" table:style-name="ce27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28" table:formula="of:=SUM([.F4];[.H4];[.J4];[.L4];[.N4];[.P4])" table:content-validation-name="val13" table:style-name="ce10">
            <text:p>28</text:p>
          </table:table-cell>
          <table:table-cell office:value-type="float" office:value="26.48045795795796" table:formula="of:=SUM([.G4];[.I4];[.K4];[.M4];[.O4];[.Q4])" table:content-validation-name="val13" table:style-name="ce10">
            <text:p>26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3" table:style-name="ce14">
            <text:p>28</text:p>
          </table:table-cell>
          <table:table-cell office:value-type="float" office:value="26.48045795795796" table:formula="of:=[.S4]+[.AA4]" table:content-validation-name="val13" table:style-name="ce14">
            <text:p>26</text:p>
          </table:table-cell>
          <table:table-cell office:value-type="currency" office:value="134519.82999999999" table:content-validation-name="val11" table:style-name="ce15">
            <text:p>£134,519.83</text:p>
          </table:table-cell>
          <table:table-cell office:value-type="currency" office:value="500.19" table:content-validation-name="val11" table:style-name="ce15">
            <text:p>£500.19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38610.89" table:content-validation-name="val11" table:style-name="ce15">
            <text:p>£38,610.89</text:p>
          </table:table-cell>
          <table:table-cell office:value-type="currency" office:value="16640.400000000001" table:content-validation-name="val11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16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66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8" table:content-validation-name="val54" table:style-name="ce57">
            <text:p>8.00</text:p>
          </table:table-cell>
          <table:table-cell office:value-type="float" office:value="8" table:content-validation-name="val53" table:style-name="ce56">
            <text:p>8.00</text:p>
          </table:table-cell>
          <table:table-cell office:value-type="float" office:value="6" table:content-validation-name="val54" table:style-name="ce57">
            <text:p>6.00</text:p>
          </table:table-cell>
          <table:table-cell office:value-type="float" office:value="5.5" table:content-validation-name="val53" table:style-name="ce56">
            <text:p>5.50</text:p>
          </table:table-cell>
          <table:table-cell office:value-type="float" office:value="12" table:content-validation-name="val54" table:style-name="ce57">
            <text:p>12.00</text:p>
          </table:table-cell>
          <table:table-cell office:value-type="float" office:value="11.625" table:content-validation-name="val53" table:style-name="ce56">
            <text:p>11.63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799999999999997" table:content-validation-name="val53" table:style-name="ce56">
            <text:p>18.80</text:p>
          </table:table-cell>
          <table:table-cell office:value-type="float" office:value="5" table:content-validation-name="val54" table:style-name="ce57">
            <text:p>5.00</text:p>
          </table:table-cell>
          <table:table-cell office:value-type="float" office:value="5" table:content-validation-name="val53" table:style-name="ce56">
            <text:p>5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51" table:formula="of:=SUM([.F2];[.H2];[.J2];[.L2];[.N2];[.P2])" table:content-validation-name="val55" table:style-name="ce10">
            <text:p>51</text:p>
          </table:table-cell>
          <table:table-cell office:value-type="float" office:value="48.924999999999997" table:formula="of:=SUM([.G2];[.I2];[.K2];[.M2];[.O2];[.Q2])" table:content-validation-name="val55" table:style-name="ce10">
            <text:p>49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55" table:style-name="ce14">
            <text:p>51</text:p>
          </table:table-cell>
          <table:table-cell office:value-type="float" office:value="48.924999999999997" table:formula="of:=[.S2]+[.AA2]" table:content-validation-name="val55" table:style-name="ce14">
            <text:p>49</text:p>
          </table:table-cell>
          <table:table-cell office:value-type="currency" office:value="192707.95" table:content-validation-name="val50" table:style-name="ce15">
            <text:p>£192,707.95</text:p>
          </table:table-cell>
          <table:table-cell office:value-type="currency" office:value="4921.54" table:content-validation-name="val50" table:style-name="ce15">
            <text:p>£4,921.54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91.59" table:content-validation-name="val50" table:style-name="ce15">
            <text:p>£591.59</text:p>
          </table:table-cell>
          <table:table-cell office:value-type="currency" office:value="48190.31" table:content-validation-name="val50" table:style-name="ce15">
            <text:p>£48,190.31</text:p>
          </table:table-cell>
          <table:table-cell office:value-type="currency" office:value="21461.360000000001" table:content-validation-name="val50" table:style-name="ce15">
            <text:p>£21,461.36</text:p>
          </table:table-cell>
          <table:table-cell office:value-type="currency" office:value="267872.75" table:formula="of:=SUM([.AE2:.AJ2])" table:style-name="ce16">
            <text:p>£267,872.7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7872.75" table:formula="of:=SUM([.AN2];[.AK2])" table:style-name="ce16">
            <text:p>£267,87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50" table:content-validation-name="val54" table:style-name="ce57">
            <text:p>50.00</text:p>
          </table:table-cell>
          <table:table-cell office:value-type="float" office:value="47.670120120120124" table:content-validation-name="val53" table:style-name="ce56">
            <text:p>47.67</text:p>
          </table:table-cell>
          <table:table-cell office:value-type="float" office:value="349" table:content-validation-name="val54" table:style-name="ce57">
            <text:p>349.00</text:p>
          </table:table-cell>
          <table:table-cell office:value-type="float" office:value="336.16796439296451" table:content-validation-name="val53" table:style-name="ce56">
            <text:p>336.17</text:p>
          </table:table-cell>
          <table:table-cell office:value-type="float" office:value="280" table:content-validation-name="val54" table:style-name="ce57">
            <text:p>280.00</text:p>
          </table:table-cell>
          <table:table-cell office:value-type="float" office:value="273.07552552552556" table:content-validation-name="val53" table:style-name="ce56">
            <text:p>273.08</text:p>
          </table:table-cell>
          <table:table-cell office:value-type="float" office:value="1788" table:content-validation-name="val54" table:style-name="ce57">
            <text:p>1788.00</text:p>
          </table:table-cell>
          <table:table-cell office:value-type="float" office:value="1642.2976222651193" table:content-validation-name="val53" table:style-name="ce56">
            <text:p>1642.30</text:p>
          </table:table-cell>
          <table:table-cell office:value-type="float" office:value="209" table:content-validation-name="val54" table:style-name="ce57">
            <text:p>209.00</text:p>
          </table:table-cell>
          <table:table-cell office:value-type="float" office:value="198.96696696696699" table:content-validation-name="val53" table:style-name="ce56">
            <text:p>198.97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676" table:formula="of:=SUM([.F3];[.H3];[.J3];[.L3];[.N3];[.P3])" table:content-validation-name="val55" table:style-name="ce10">
            <text:p>2,676</text:p>
          </table:table-cell>
          <table:table-cell office:value-type="float" office:value="2498.1781992706965" table:formula="of:=SUM([.G3];[.I3];[.K3];[.M3];[.O3];[.Q3])" table:content-validation-name="val55" table:style-name="ce10">
            <text:p>2,498</text:p>
          </table:table-cell>
          <table:table-cell office:value-type="float" office:value="120" table:content-validation-name="val51" table:style-name="ce58">
            <text:p>120</text:p>
          </table:table-cell>
          <table:table-cell office:value-type="float" office:value="118.07837837837837" table:content-validation-name="val53" table:style-name="ce56">
            <text:p>118.08</text:p>
          </table:table-cell>
          <table:table-cell office:value-type="float" office:value="219" table:content-validation-name="val51" table:style-name="ce58">
            <text:p>219</text:p>
          </table:table-cell>
          <table:table-cell office:value-type="float" office:value="215.82097812097811" table:content-validation-name="val53" table:style-name="ce56">
            <text:p>215.82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339" table:formula="of:=SUM([.T3];[.V3];[.X3])" table:style-name="ce12">
            <text:p>339</text:p>
          </table:table-cell>
          <table:table-cell office:value-type="float" office:value="333.8993564993564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15" table:formula="of:=[.R3]+[.Z3]" table:content-validation-name="val55" table:style-name="ce14">
            <text:p>3,015</text:p>
          </table:table-cell>
          <table:table-cell office:value-type="float" office:value="2832.0775557700531" table:formula="of:=[.S3]+[.AA3]" table:content-validation-name="val55" table:style-name="ce14">
            <text:p>2,832</text:p>
          </table:table-cell>
          <table:table-cell office:value-type="currency" office:value="11252899.039999999" table:content-validation-name="val50" table:style-name="ce15">
            <text:p>£11,252,899.04</text:p>
          </table:table-cell>
          <table:table-cell office:value-type="currency" office:value="47611.14" table:content-validation-name="val50" table:style-name="ce15">
            <text:p>£47,611.14</text:p>
          </table:table-cell>
          <table:table-cell office:value-type="currency" office:value="517700" table:content-validation-name="val50" table:style-name="ce15">
            <text:p>£517,700.00</text:p>
          </table:table-cell>
          <table:table-cell office:value-type="currency" office:value="308915.33" table:content-validation-name="val50" table:style-name="ce15">
            <text:p>£308,915.33</text:p>
          </table:table-cell>
          <table:table-cell office:value-type="currency" office:value="3102733.7" table:content-validation-name="val50" table:style-name="ce15">
            <text:p>£3,102,733.70</text:p>
          </table:table-cell>
          <table:table-cell office:value-type="currency" office:value="1387553.58" table:content-validation-name="val50" table:style-name="ce15">
            <text:p>£1,387,553.58</text:p>
          </table:table-cell>
          <table:table-cell office:value-type="currency" office:value="16617412.790000001" table:formula="of:=SUM([.AE3:.AJ3])" table:style-name="ce16">
            <text:p>£16,617,412.79</text:p>
          </table:table-cell>
          <table:table-cell office:value-type="currency" office:value="1780602.96" table:content-validation-name="val50" table:style-name="ce17">
            <text:p>£1,780,602.96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1780602.96" table:formula="of:=SUM([.AL3:.AM3])" table:style-name="ce18">
            <text:p>£1,780,602.96</text:p>
          </table:table-cell>
          <table:table-cell office:value-type="currency" office:value="18398015.75" table:formula="of:=SUM([.AN3];[.AK3])" table:style-name="ce16">
            <text:p>£18,398,015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1" table:content-validation-name="val54" table:style-name="ce57">
            <text:p>1.00</text:p>
          </table:table-cell>
          <table:table-cell office:value-type="float" office:value="0.88888888888888895" table:content-validation-name="val53" table:style-name="ce56">
            <text:p>0.89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59156906906907" table:content-validation-name="val53" table:style-name="ce56">
            <text:p>18.59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48045795795796" table:formula="of:=SUM([.G4];[.I4];[.K4];[.M4];[.O4];[.Q4])" table:content-validation-name="val55" table:style-name="ce10">
            <text:p>25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48045795795796" table:formula="of:=[.S4]+[.AA4]" table:content-validation-name="val55" table:style-name="ce14">
            <text:p>25</text:p>
          </table:table-cell>
          <table:table-cell office:value-type="currency" office:value="139911.4" table:content-validation-name="val50" table:style-name="ce15">
            <text:p>£139,911.40</text:p>
          </table:table-cell>
          <table:table-cell office:value-type="currency" office:value="500.19" table:content-validation-name="val50" table:style-name="ce15">
            <text:p>£500.19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9647.15" table:content-validation-name="val50" table:style-name="ce15">
            <text:p>£39,647.15</text:p>
          </table:table-cell>
          <table:table-cell office:value-type="currency" office:value="15891.93" table:content-validation-name="val50" table:style-name="ce15">
            <text:p>£15,891.93</text:p>
          </table:table-cell>
          <table:table-cell office:value-type="currency" office:value="195950.66999999998" table:formula="of:=SUM([.AE4:.AJ4])" table:style-name="ce16">
            <text:p>£195,950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950.66999999998" table:formula="of:=SUM([.AN4];[.AK4])" table:style-name="ce16">
            <text:p>£195,950.6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16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8" table:content-validation-name="val61" table:style-name="ce62">
            <text:p>8.00</text:p>
          </table:table-cell>
          <table:table-cell office:value-type="float" office:value="8" table:content-validation-name="val60" table:style-name="ce61">
            <text:p>8.0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12" table:content-validation-name="val61" table:style-name="ce62">
            <text:p>12.00</text:p>
          </table:table-cell>
          <table:table-cell office:value-type="float" office:value="11.625" table:content-validation-name="val60" table:style-name="ce61">
            <text:p>11.63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799999999999997" table:content-validation-name="val60" table:style-name="ce61">
            <text:p>18.8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50" table:formula="of:=SUM([.F2];[.H2];[.J2];[.L2];[.N2];[.P2])" table:content-validation-name="val62" table:style-name="ce10">
            <text:p>50</text:p>
          </table:table-cell>
          <table:table-cell office:value-type="float" office:value="48.424999999999997" table:formula="of:=SUM([.G2];[.I2];[.K2];[.M2];[.O2];[.Q2])" table:content-validation-name="val62" table:style-name="ce10">
            <text:p>48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" table:formula="of:=[.R2]+[.Z2]" table:content-validation-name="val62" table:style-name="ce14">
            <text:p>50</text:p>
          </table:table-cell>
          <table:table-cell office:value-type="float" office:value="48.424999999999997" table:formula="of:=[.S2]+[.AA2]" table:content-validation-name="val62" table:style-name="ce14">
            <text:p>48</text:p>
          </table:table-cell>
          <table:table-cell office:value-type="currency" office:value="205864.2" table:content-validation-name="val57" table:style-name="ce15">
            <text:p>£205,864.20</text:p>
          </table:table-cell>
          <table:table-cell office:value-type="currency" office:value="4559.82" table:content-validation-name="val57" table:style-name="ce15">
            <text:p>£4,559.82</text:p>
          </table:table-cell>
          <table:table-cell office:value-type="currency" office:value="9000" table:content-validation-name="val57" table:style-name="ce15">
            <text:p>£9,000.00</text:p>
          </table:table-cell>
          <table:table-cell office:value-type="currency" office:value="21.59" table:content-validation-name="val57" table:style-name="ce15">
            <text:p>£21.59</text:p>
          </table:table-cell>
          <table:table-cell office:value-type="currency" office:value="49965.97" table:content-validation-name="val57" table:style-name="ce15">
            <text:p>£49,965.97</text:p>
          </table:table-cell>
          <table:table-cell office:value-type="currency" office:value="24175.33" table:content-validation-name="val57" table:style-name="ce15">
            <text:p>£24,175.33</text:p>
          </table:table-cell>
          <table:table-cell office:value-type="currency" office:value="293586.91000000003" table:formula="of:=SUM([.AE2:.AJ2])" table:style-name="ce16">
            <text:p>£293,586.91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3586.91000000003" table:formula="of:=SUM([.AN2];[.AK2])" table:style-name="ce16">
            <text:p>£293,586.9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48" table:content-validation-name="val61" table:style-name="ce62">
            <text:p>48.00</text:p>
          </table:table-cell>
          <table:table-cell office:value-type="float" office:value="45.670120120120124" table:content-validation-name="val60" table:style-name="ce61">
            <text:p>45.67</text:p>
          </table:table-cell>
          <table:table-cell office:value-type="float" office:value="347" table:content-validation-name="val61" table:style-name="ce62">
            <text:p>347.00</text:p>
          </table:table-cell>
          <table:table-cell office:value-type="float" office:value="334.54647147147148" table:content-validation-name="val60" table:style-name="ce61">
            <text:p>334.55</text:p>
          </table:table-cell>
          <table:table-cell office:value-type="float" office:value="288" table:content-validation-name="val61" table:style-name="ce62">
            <text:p>288.00</text:p>
          </table:table-cell>
          <table:table-cell office:value-type="float" office:value="281.27552552552555" table:content-validation-name="val60" table:style-name="ce61">
            <text:p>281.28</text:p>
          </table:table-cell>
          <table:table-cell office:value-type="float" office:value="1785" table:content-validation-name="val61" table:style-name="ce62">
            <text:p>1785.00</text:p>
          </table:table-cell>
          <table:table-cell office:value-type="float" office:value="1639.2963459888431" table:content-validation-name="val60" table:style-name="ce61">
            <text:p>1639.30</text:p>
          </table:table-cell>
          <table:table-cell office:value-type="float" office:value="211" table:content-validation-name="val61" table:style-name="ce62">
            <text:p>211.00</text:p>
          </table:table-cell>
          <table:table-cell office:value-type="float" office:value="200.89016516516514" table:content-validation-name="val60" table:style-name="ce61">
            <text:p>200.89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79" table:formula="of:=SUM([.F3];[.H3];[.J3];[.L3];[.N3];[.P3])" table:content-validation-name="val62" table:style-name="ce10">
            <text:p>2,679</text:p>
          </table:table-cell>
          <table:table-cell office:value-type="float" office:value="2501.6786282711255" table:formula="of:=SUM([.G3];[.I3];[.K3];[.M3];[.O3];[.Q3])" table:content-validation-name="val62" table:style-name="ce10">
            <text:p>2,502</text:p>
          </table:table-cell>
          <table:table-cell office:value-type="float" office:value="119" table:content-validation-name="val58" table:style-name="ce63">
            <text:p>119</text:p>
          </table:table-cell>
          <table:table-cell office:value-type="float" office:value="117.07837837837837" table:content-validation-name="val60" table:style-name="ce61">
            <text:p>117.08</text:p>
          </table:table-cell>
          <table:table-cell office:value-type="float" office:value="229" table:content-validation-name="val58" table:style-name="ce63">
            <text:p>229</text:p>
          </table:table-cell>
          <table:table-cell office:value-type="float" office:value="225.22097812097812" table:content-validation-name="val60" table:style-name="ce61">
            <text:p>225.22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348" table:formula="of:=SUM([.T3];[.V3];[.X3])" table:style-name="ce12">
            <text:p>348</text:p>
          </table:table-cell>
          <table:table-cell office:value-type="float" office:value="342.29935649935646" table:formula="of:=SUM([.U3];[.W3];[.Y3])" table:style-name="ce12">
            <text:p>342</text:p>
          </table:table-cell>
          <table:table-cell office:value-type="float" office:value="0" table:style-name="ce13">
            <text:p>0</text:p>
          </table:table-cell>
          <table:table-cell office:value-type="float" office:value="3027" table:formula="of:=[.R3]+[.Z3]" table:content-validation-name="val62" table:style-name="ce14">
            <text:p>3,027</text:p>
          </table:table-cell>
          <table:table-cell office:value-type="float" office:value="2843.9779847704822" table:formula="of:=[.S3]+[.AA3]" table:content-validation-name="val62" table:style-name="ce14">
            <text:p>2,844</text:p>
          </table:table-cell>
          <table:table-cell office:value-type="currency" office:value="11263614.880000001" table:content-validation-name="val57" table:style-name="ce15">
            <text:p>£11,263,614.88</text:p>
          </table:table-cell>
          <table:table-cell office:value-type="currency" office:value="43776.480000000003" table:content-validation-name="val57" table:style-name="ce15">
            <text:p>£43,776.48</text:p>
          </table:table-cell>
          <table:table-cell office:value-type="currency" office:value="21050" table:content-validation-name="val57" table:style-name="ce15">
            <text:p>£21,050.00</text:p>
          </table:table-cell>
          <table:table-cell office:value-type="currency" office:value="324397.78000000003" table:content-validation-name="val57" table:style-name="ce15">
            <text:p>£324,397.78</text:p>
          </table:table-cell>
          <table:table-cell office:value-type="currency" office:value="3129980.84" table:content-validation-name="val57" table:style-name="ce15">
            <text:p>£3,129,980.84</text:p>
          </table:table-cell>
          <table:table-cell office:value-type="currency" office:value="1323972.93" table:content-validation-name="val57" table:style-name="ce15">
            <text:p>£1,323,972.93</text:p>
          </table:table-cell>
          <table:table-cell office:value-type="currency" office:value="16106792.91" table:formula="of:=SUM([.AE3:.AJ3])" table:style-name="ce16">
            <text:p>£16,106,792.91</text:p>
          </table:table-cell>
          <table:table-cell office:value-type="currency" office:value="1040441.79" table:content-validation-name="val57" table:style-name="ce17">
            <text:p>£1,040,441.79</text:p>
          </table:table-cell>
          <table:table-cell office:value-type="currency" office:value="4050" table:content-validation-name="val57" table:style-name="ce17">
            <text:p>£4,050.00</text:p>
          </table:table-cell>
          <table:table-cell office:value-type="currency" office:value="1044491.79" table:formula="of:=SUM([.AL3:.AM3])" table:style-name="ce18">
            <text:p>£1,044,491.79</text:p>
          </table:table-cell>
          <table:table-cell office:value-type="currency" office:value="17151284.699999999" table:formula="of:=SUM([.AN3];[.AK3])" table:style-name="ce16">
            <text:p>£17,151,284.7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2" table:content-validation-name="val61" table:style-name="ce62">
            <text:p>2.00</text:p>
          </table:table-cell>
          <table:table-cell office:value-type="float" office:value="2" table:content-validation-name="val60" table:style-name="ce61">
            <text:p>2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1" table:content-validation-name="val61" table:style-name="ce62">
            <text:p>1.00</text:p>
          </table:table-cell>
          <table:table-cell office:value-type="float" office:value="0.88888888888888895" table:content-validation-name="val60" table:style-name="ce61">
            <text:p>0.89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59156906906907" table:content-validation-name="val60" table:style-name="ce61">
            <text:p>18.59</text:p>
          </table:table-cell>
          <table:table-cell office:value-type="float" office:value="3" table:content-validation-name="val61" table:style-name="ce62">
            <text:p>3.00</text:p>
          </table:table-cell>
          <table:table-cell office:value-type="float" office:value="3" table:content-validation-name="val60" table:style-name="ce61">
            <text:p>3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" table:formula="of:=SUM([.F4];[.H4];[.J4];[.L4];[.N4];[.P4])" table:content-validation-name="val62" table:style-name="ce10">
            <text:p>26</text:p>
          </table:table-cell>
          <table:table-cell office:value-type="float" office:value="24.48045795795796" table:formula="of:=SUM([.G4];[.I4];[.K4];[.M4];[.O4];[.Q4])" table:content-validation-name="val62" table:style-name="ce10">
            <text:p>24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2" table:style-name="ce14">
            <text:p>26</text:p>
          </table:table-cell>
          <table:table-cell office:value-type="float" office:value="24.48045795795796" table:formula="of:=[.S4]+[.AA4]" table:content-validation-name="val62" table:style-name="ce14">
            <text:p>24</text:p>
          </table:table-cell>
          <table:table-cell office:value-type="currency" office:value="132167.73000000001" table:content-validation-name="val57" table:style-name="ce15">
            <text:p>£132,167.73</text:p>
          </table:table-cell>
          <table:table-cell office:value-type="currency" office:value="500.19" table:content-validation-name="val57" table:style-name="ce15">
            <text:p>£500.19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37692.93" table:content-validation-name="val57" table:style-name="ce15">
            <text:p>£37,692.93</text:p>
          </table:table-cell>
          <table:table-cell office:value-type="currency" office:value="15317.44" table:content-validation-name="val57" table:style-name="ce15">
            <text:p>£15,317.44</text:p>
          </table:table-cell>
          <table:table-cell office:value-type="currency" office:value="185678.29" table:formula="of:=SUM([.AE4:.AJ4])" table:style-name="ce16">
            <text:p>£185,678.29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5678.29" table:formula="of:=SUM([.AN4];[.AK4])" table:style-name="ce16">
            <text:p>£185,678.2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8" table:content-validation-name="val66" table:style-name="ce67">
            <text:p>8.00</text:p>
          </table:table-cell>
          <table:table-cell office:value-type="float" office:value="8" table:content-validation-name="val67" table:style-name="ce66">
            <text:p>8.0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12" table:content-validation-name="val66" table:style-name="ce67">
            <text:p>12.00</text:p>
          </table:table-cell>
          <table:table-cell office:value-type="float" office:value="11.625" table:content-validation-name="val67" table:style-name="ce66">
            <text:p>11.63</text:p>
          </table:table-cell>
          <table:table-cell office:value-type="float" office:value="21" table:content-validation-name="val66" table:style-name="ce67">
            <text:p>21.00</text:p>
          </table:table-cell>
          <table:table-cell office:value-type="float" office:value="19.799999999999997" table:content-validation-name="val67" table:style-name="ce66">
            <text:p>19.8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51" table:formula="of:=SUM([.F2];[.H2];[.J2];[.L2];[.N2];[.P2])" table:content-validation-name="val65" table:style-name="ce10">
            <text:p>51</text:p>
          </table:table-cell>
          <table:table-cell office:value-type="float" office:value="49.424999999999997" table:formula="of:=SUM([.G2];[.I2];[.K2];[.M2];[.O2];[.Q2])" table:content-validation-name="val65" table:style-name="ce10">
            <text:p>49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65" table:style-name="ce14">
            <text:p>51</text:p>
          </table:table-cell>
          <table:table-cell office:value-type="float" office:value="49.424999999999997" table:formula="of:=[.S2]+[.AA2]" table:content-validation-name="val65" table:style-name="ce14">
            <text:p>49</text:p>
          </table:table-cell>
          <table:table-cell office:value-type="currency" office:value="222922.57" table:content-validation-name="val70" table:style-name="ce15">
            <text:p>£222,922.57</text:p>
          </table:table-cell>
          <table:table-cell office:value-type="currency" office:value="5131.54" table:content-validation-name="val70" table:style-name="ce15">
            <text:p>£5,131.54</text:p>
          </table:table-cell>
          <table:table-cell office:value-type="currency" office:value="300" table:content-validation-name="val70" table:style-name="ce15">
            <text:p>£300.00</text:p>
          </table:table-cell>
          <table:table-cell office:value-type="currency" office:value="0.65" table:content-validation-name="val70" table:style-name="ce15">
            <text:p>£0.65</text:p>
          </table:table-cell>
          <table:table-cell office:value-type="currency" office:value="57459.09" table:content-validation-name="val70" table:style-name="ce15">
            <text:p>£57,459.09</text:p>
          </table:table-cell>
          <table:table-cell office:value-type="currency" office:value="25368.63" table:content-validation-name="val70" table:style-name="ce15">
            <text:p>£25,368.63</text:p>
          </table:table-cell>
          <table:table-cell office:value-type="currency" office:value="311182.48" table:formula="of:=SUM([.AE2:.AJ2])" table:style-name="ce16">
            <text:p>£311,182.48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1182.48" table:formula="of:=SUM([.AN2];[.AK2])" table:style-name="ce16">
            <text:p>£311,182.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48" table:content-validation-name="val66" table:style-name="ce67">
            <text:p>48.00</text:p>
          </table:table-cell>
          <table:table-cell office:value-type="float" office:value="45.480930930930931" table:content-validation-name="val67" table:style-name="ce66">
            <text:p>45.48</text:p>
          </table:table-cell>
          <table:table-cell office:value-type="float" office:value="353" table:content-validation-name="val66" table:style-name="ce67">
            <text:p>353.00</text:p>
          </table:table-cell>
          <table:table-cell office:value-type="float" office:value="340.31674174174196" table:content-validation-name="val67" table:style-name="ce66">
            <text:p>340.32</text:p>
          </table:table-cell>
          <table:table-cell office:value-type="float" office:value="298" table:content-validation-name="val66" table:style-name="ce67">
            <text:p>298.00</text:p>
          </table:table-cell>
          <table:table-cell office:value-type="float" office:value="291.32957957957956" table:content-validation-name="val67" table:style-name="ce66">
            <text:p>291.33</text:p>
          </table:table-cell>
          <table:table-cell office:value-type="float" office:value="1782" table:content-validation-name="val66" table:style-name="ce67">
            <text:p>1782.00</text:p>
          </table:table-cell>
          <table:table-cell office:value-type="float" office:value="1637.7235285285253" table:content-validation-name="val67" table:style-name="ce66">
            <text:p>1637.72</text:p>
          </table:table-cell>
          <table:table-cell office:value-type="float" office:value="213" table:content-validation-name="val66" table:style-name="ce67">
            <text:p>213.00</text:p>
          </table:table-cell>
          <table:table-cell office:value-type="float" office:value="201.93423423423422" table:content-validation-name="val67" table:style-name="ce66">
            <text:p>201.93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94" table:formula="of:=SUM([.F3];[.H3];[.J3];[.L3];[.N3];[.P3])" table:content-validation-name="val65" table:style-name="ce10">
            <text:p>2,694</text:p>
          </table:table-cell>
          <table:table-cell office:value-type="float" office:value="2516.785015015012" table:formula="of:=SUM([.G3];[.I3];[.K3];[.M3];[.O3];[.Q3])" table:content-validation-name="val65" table:style-name="ce10">
            <text:p>2,517</text:p>
          </table:table-cell>
          <table:table-cell office:value-type="float" office:value="124" table:content-validation-name="val69" table:style-name="ce68">
            <text:p>124</text:p>
          </table:table-cell>
          <table:table-cell office:value-type="float" office:value="122.07837837837837" table:content-validation-name="val67" table:style-name="ce66">
            <text:p>122.08</text:p>
          </table:table-cell>
          <table:table-cell office:value-type="float" office:value="237" table:content-validation-name="val69" table:style-name="ce68">
            <text:p>237</text:p>
          </table:table-cell>
          <table:table-cell office:value-type="float" office:value="232.82097812097814" table:content-validation-name="val67" table:style-name="ce66">
            <text:p>232.82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361" table:formula="of:=SUM([.T3];[.V3];[.X3])" table:style-name="ce12">
            <text:p>361</text:p>
          </table:table-cell>
          <table:table-cell office:value-type="float" office:value="354.89935649935649" table:formula="of:=SUM([.U3];[.W3];[.Y3])" table:style-name="ce12">
            <text:p>355</text:p>
          </table:table-cell>
          <table:table-cell office:value-type="float" office:value="0" table:style-name="ce13">
            <text:p>0</text:p>
          </table:table-cell>
          <table:table-cell office:value-type="float" office:value="3055" table:formula="of:=[.R3]+[.Z3]" table:content-validation-name="val65" table:style-name="ce14">
            <text:p>3,055</text:p>
          </table:table-cell>
          <table:table-cell office:value-type="float" office:value="2871.6843715143686" table:formula="of:=[.S3]+[.AA3]" table:content-validation-name="val65" table:style-name="ce14">
            <text:p>2,872</text:p>
          </table:table-cell>
          <table:table-cell office:value-type="currency" office:value="12938581.41" table:content-validation-name="val70" table:style-name="ce15">
            <text:p>£12,938,581.41</text:p>
          </table:table-cell>
          <table:table-cell office:value-type="currency" office:value="44083.95" table:content-validation-name="val70" table:style-name="ce15">
            <text:p>£44,083.95</text:p>
          </table:table-cell>
          <table:table-cell office:value-type="currency" office:value="64500" table:content-validation-name="val70" table:style-name="ce15">
            <text:p>£64,500.00</text:p>
          </table:table-cell>
          <table:table-cell office:value-type="currency" office:value="208731.98" table:content-validation-name="val70" table:style-name="ce15">
            <text:p>£208,731.98</text:p>
          </table:table-cell>
          <table:table-cell office:value-type="currency" office:value="3617854.38" table:content-validation-name="val70" table:style-name="ce15">
            <text:p>£3,617,854.38</text:p>
          </table:table-cell>
          <table:table-cell office:value-type="currency" office:value="1539480.43" table:content-validation-name="val70" table:style-name="ce15">
            <text:p>£1,539,480.43</text:p>
          </table:table-cell>
          <table:table-cell office:value-type="currency" office:value="18413232.149999999" table:formula="of:=SUM([.AE3:.AJ3])" table:style-name="ce16">
            <text:p>£18,413,232.15</text:p>
          </table:table-cell>
          <table:table-cell office:value-type="currency" office:value="1699319.85" table:content-validation-name="val70" table:style-name="ce17">
            <text:p>£1,699,319.85</text:p>
          </table:table-cell>
          <table:table-cell office:value-type="currency" office:value="6343.82" table:content-validation-name="val70" table:style-name="ce17">
            <text:p>£6,343.82</text:p>
          </table:table-cell>
          <table:table-cell office:value-type="currency" office:value="1705663.6700000002" table:formula="of:=SUM([.AL3:.AM3])" table:style-name="ce18">
            <text:p>£1,705,663.67</text:p>
          </table:table-cell>
          <table:table-cell office:value-type="currency" office:value="20118895.82" table:formula="of:=SUM([.AN3];[.AK3])" table:style-name="ce16">
            <text:p>£20,118,895.82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2" table:content-validation-name="val66" table:style-name="ce67">
            <text:p>2.00</text:p>
          </table:table-cell>
          <table:table-cell office:value-type="float" office:value="2" table:content-validation-name="val67" table:style-name="ce66">
            <text:p>2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1" table:content-validation-name="val66" table:style-name="ce67">
            <text:p>1.00</text:p>
          </table:table-cell>
          <table:table-cell office:value-type="float" office:value="0.88888888888888895" table:content-validation-name="val67" table:style-name="ce66">
            <text:p>0.89</text:p>
          </table:table-cell>
          <table:table-cell office:value-type="float" office:value="20" table:content-validation-name="val66" table:style-name="ce67">
            <text:p>20.00</text:p>
          </table:table-cell>
          <table:table-cell office:value-type="float" office:value="18.936253753753753" table:content-validation-name="val67" table:style-name="ce66">
            <text:p>18.94</text:p>
          </table:table-cell>
          <table:table-cell office:value-type="float" office:value="3" table:content-validation-name="val66" table:style-name="ce67">
            <text:p>3.00</text:p>
          </table:table-cell>
          <table:table-cell office:value-type="float" office:value="3" table:content-validation-name="val67" table:style-name="ce66">
            <text:p>3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" table:formula="of:=SUM([.F4];[.H4];[.J4];[.L4];[.N4];[.P4])" table:content-validation-name="val65" table:style-name="ce10">
            <text:p>26</text:p>
          </table:table-cell>
          <table:table-cell office:value-type="float" office:value="24.825142642642643" table:formula="of:=SUM([.G4];[.I4];[.K4];[.M4];[.O4];[.Q4])" table:content-validation-name="val65" table:style-name="ce10">
            <text:p>25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5" table:style-name="ce14">
            <text:p>26</text:p>
          </table:table-cell>
          <table:table-cell office:value-type="float" office:value="24.825142642642643" table:formula="of:=[.S4]+[.AA4]" table:content-validation-name="val65" table:style-name="ce14">
            <text:p>25</text:p>
          </table:table-cell>
          <table:table-cell office:value-type="currency" office:value="155051.93" table:content-validation-name="val70" table:style-name="ce15">
            <text:p>£155,051.93</text:p>
          </table:table-cell>
          <table:table-cell office:value-type="currency" office:value="519.95000000000005" table:content-validation-name="val70" table:style-name="ce15">
            <text:p>£519.95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44155.17" table:content-validation-name="val70" table:style-name="ce15">
            <text:p>£44,155.17</text:p>
          </table:table-cell>
          <table:table-cell office:value-type="currency" office:value="18364.060000000001" table:content-validation-name="val70" table:style-name="ce15">
            <text:p>£18,364.06</text:p>
          </table:table-cell>
          <table:table-cell office:value-type="currency" office:value="218091.11" table:formula="of:=SUM([.AE4:.AJ4])" table:style-name="ce16">
            <text:p>£218,091.11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091.11" table:formula="of:=SUM([.AN4];[.AK4])" table:style-name="ce16">
            <text:p>£218,091.1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3333333333333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2-15T10:18:36Z</dc:date>
  </office:meta>
</office:document-meta>
</file>